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.Arabic UI Text" svg:font-family="'.Arabic UI Text', Tahoma, 'Iranian Sans', 'Noto Sans Arabic', 'DejaVu Sans', sans-serif"/>
    <style:font-face style:name="B Nazanin" svg:font-family="'B Nazani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">
      <style:table-properties style:width="6.925in" style:page-number="auto" fo:break-before="auto" fo:break-after="auto" table:align="margins" style:shadow="none" fo:keep-with-next="auto" style:may-break-between-rows="true" table:border-model="collapsing"/>
    </style:style>
    <style:style style:name="Table1.A" style:family="table-column">
      <style:table-column-properties style:column-width="0.7049in" style:rel-column-width="1015*"/>
    </style:style>
    <style:style style:name="Table1.H" style:family="table-column">
      <style:table-column-properties style:column-width="1.9903in" style:rel-column-width="2865*"/>
    </style:style>
    <style:style style:name="Table1.1" style:family="table-row">
      <style:table-row-properties style:min-row-height="0.3785in" fo:keep-together="auto"/>
    </style:style>
    <style:style style:name="Table1.A1" style:family="table-cell" style:data-style-name="N100">
      <style:table-cell-properties style:vertical-align="middle" fo:background-color="#b2b2b2" fo:padding="0in" fo:border-left="2.75pt solid #000000" fo:border-right="none" fo:border-top="2.75pt solid #000000" fo:border-bottom="2.75pt solid #000000" style:writing-mode="page">
        <style:background-image/>
      </style:table-cell-properties>
    </style:style>
    <style:style style:name="Table1.2" style:family="table-row">
      <style:table-row-properties style:min-row-height="0.4931in" fo:keep-together="auto"/>
    </style:style>
    <style:style style:name="Table1.A2" style:family="table-cell" style:data-style-name="N100">
      <style:table-cell-properties style:vertical-align="middle" fo:background-color="transparent" fo:padding="0in" fo:border-left="2.75pt solid #000000" fo:border-right="none" fo:border-top="none" fo:border-bottom="2.75pt solid #000000" style:writing-mode="page">
        <style:background-image/>
      </style:table-cell-properties>
    </style:style>
    <style:style style:name="Table1.H2" style:family="table-cell" style:data-style-name="N0">
      <style:table-cell-properties style:vertical-align="middle" fo:background-color="transparent" fo:padding="0in" fo:border-left="2.75pt solid #000000" fo:border-right="none" fo:border-top="none" fo:border-bottom="2.75pt solid #000000" style:writing-mode="page">
        <style:background-image/>
      </style:table-cell-properties>
    </style:style>
    <style:style style:name="Table1.3" style:family="table-row">
      <style:table-row-properties fo:keep-together="auto"/>
    </style:style>
    <style:style style:name="Table1.A3" style:family="table-cell" style:data-style-name="N100">
      <style:table-cell-properties style:vertical-align="middle" fo:background-color="#eeeeee" fo:padding="0in" fo:border-left="2.75pt solid #000000" fo:border-right="none" fo:border-top="none" fo:border-bottom="2.75pt solid #000000" style:writing-mode="page">
        <style:background-image/>
      </style:table-cell-properties>
    </style:style>
    <style:style style:name="Table1.B3" style:family="table-cell" style:data-style-name="N0">
      <style:table-cell-properties style:vertical-align="middle" fo:background-color="#eeeeee" fo:padding="0in" fo:border-left="2.75pt solid #000000" fo:border-right="none" fo:border-top="none" fo:border-bottom="2.75pt solid #000000" style:writing-mode="page">
        <style:background-image/>
      </style:table-cell-properties>
    </style:style>
    <style:style style:name="Table1.F3" style:family="table-cell">
      <style:table-cell-properties style:vertical-align="middle" fo:background-color="#eeeeee" fo:padding="0in" fo:border-left="2.75pt solid #000000" fo:border-right="none" fo:border-top="none" fo:border-bottom="2.75pt solid #000000" style:writing-mode="page">
        <style:background-image/>
      </style:table-cell-properties>
    </style:style>
    <style:style style:name="Table1.H3" style:family="table-cell" style:data-style-name="N0">
      <style:table-cell-properties style:vertical-align="middle" fo:background-color="#eeeeee" fo:padding="0in" fo:border-left="2.75pt solid #000000" fo:border-right="2.75pt solid #000000" fo:border-top="none" fo:border-bottom="2.75pt solid #000000" style:writing-mode="page">
        <style:background-image/>
      </style:table-cell-properties>
    </style:style>
    <style:style style:name="Table1.H4" style:family="table-cell">
      <style:table-cell-properties style:vertical-align="middle" fo:background-color="transparent" fo:padding="0in" fo:border-left="2.75pt solid #000000" fo:border-right="2.75pt solid #000000" fo:border-top="none" fo:border-bottom="2.75pt solid #000000" style:writing-mode="page">
        <style:background-image/>
      </style:table-cell-properties>
    </style:style>
    <style:style style:name="Table1.H5" style:family="table-cell">
      <style:table-cell-properties style:vertical-align="middle" fo:background-color="#eeeeee" fo:padding="0in" fo:border-left="2.75pt solid #000000" fo:border-right="2.75pt solid #000000" fo:border-top="none" fo:border-bottom="2.75pt solid #000000" style:writing-mode="page">
        <style:background-image/>
      </style:table-cell-properties>
    </style:style>
    <style:style style:name="Table1.H6" style:family="table-cell">
      <style:table-cell-properties style:vertical-align="middle" fo:background-color="transparent" fo:padding="0in" fo:border-left="2.75pt solid #000000" fo:border-right="2.75pt solid #000000" fo:border-top="none" fo:border-bottom="2.75pt solid #000000" style:writing-mode="page">
        <style:background-image/>
      </style:table-cell-properties>
    </style:style>
    <style:style style:name="Table1.H7" style:family="table-cell">
      <style:table-cell-properties style:vertical-align="middle" fo:background-color="#eeeeee" fo:padding="0in" fo:border-left="2.75pt solid #000000" fo:border-right="2.75pt solid #000000" fo:border-top="none" fo:border-bottom="2.75pt solid #000000" style:writing-mode="page">
        <style:background-image/>
      </style:table-cell-properties>
    </style:style>
    <style:style style:name="Table1.H8" style:family="table-cell">
      <style:table-cell-properties style:vertical-align="middle" fo:background-color="transparent" fo:padding="0in" fo:border-left="2.75pt solid #000000" fo:border-right="2.75pt solid #000000" fo:border-top="none" fo:border-bottom="2.75pt solid #000000" style:writing-mode="page">
        <style:background-image/>
      </style:table-cell-properties>
    </style:style>
    <style:style style:name="Table1.H9" style:family="table-cell">
      <style:table-cell-properties style:vertical-align="middle" fo:background-color="#eeeeee" fo:padding="0in" fo:border-left="2.75pt solid #000000" fo:border-right="2.75pt solid #000000" fo:border-top="none" fo:border-bottom="2.75pt solid #000000" style:writing-mode="page">
        <style:background-image/>
      </style:table-cell-properties>
    </style:style>
    <style:style style:name="Table1.H10" style:family="table-cell">
      <style:table-cell-properties style:vertical-align="middle" fo:background-color="transparent" fo:padding="0in" fo:border-left="2.75pt solid #000000" fo:border-right="2.75pt solid #000000" fo:border-top="none" fo:border-bottom="2.75pt solid #000000" style:writing-mode="page">
        <style:background-image/>
      </style:table-cell-properties>
    </style:style>
    <style:style style:name="Table1.H11" style:family="table-cell">
      <style:table-cell-properties style:vertical-align="middle" fo:background-color="#eeeeee" fo:padding="0in" fo:border-left="2.75pt solid #000000" fo:border-right="2.75pt solid #000000" fo:border-top="none" fo:border-bottom="2.75pt solid #000000" style:writing-mode="page">
        <style:background-image/>
      </style:table-cell-properties>
    </style:style>
    <style:style style:name="Table1.H12" style:family="table-cell">
      <style:table-cell-properties style:vertical-align="middle" fo:background-color="transparent" fo:padding="0in" fo:border-left="2.75pt solid #000000" fo:border-right="2.75pt solid #000000" fo:border-top="none" fo:border-bottom="2.75pt solid #000000" style:writing-mode="page">
        <style:background-image/>
      </style:table-cell-properties>
    </style:style>
    <style:style style:name="Table1.H13" style:family="table-cell">
      <style:table-cell-properties style:vertical-align="middle" fo:background-color="#eeeeee" fo:padding="0in" fo:border-left="2.75pt solid #000000" fo:border-right="2.75pt solid #000000" fo:border-top="none" fo:border-bottom="2.75pt solid #000000" style:writing-mode="page">
        <style:background-image/>
      </style:table-cell-properties>
    </style:style>
    <style:style style:name="Table1.H14" style:family="table-cell">
      <style:table-cell-properties style:vertical-align="middle" fo:background-color="transparent" fo:padding="0in" fo:border-left="2.75pt solid #000000" fo:border-right="2.75pt solid #000000" fo:border-top="none" fo:border-bottom="2.75pt solid #000000" style:writing-mode="page">
        <style:background-image/>
      </style:table-cell-properties>
    </style:style>
    <style:style style:name="Table1.H15" style:family="table-cell">
      <style:table-cell-properties style:vertical-align="middle" fo:background-color="#eeeeee" fo:padding="0in" fo:border-left="2.75pt solid #000000" fo:border-right="2.75pt solid #000000" fo:border-top="none" fo:border-bottom="2.75pt solid #000000" style:writing-mode="page">
        <style:background-image/>
      </style:table-cell-properties>
    </style:style>
    <style:style style:name="Table1.H16" style:family="table-cell">
      <style:table-cell-properties style:vertical-align="middle" fo:background-color="transparent" fo:padding="0in" fo:border-left="2.75pt solid #000000" fo:border-right="2.75pt solid #000000" fo:border-top="none" fo:border-bottom="2.75pt solid #000000" style:writing-mode="page">
        <style:background-image/>
      </style:table-cell-properties>
    </style:style>
    <style:style style:name="Table1.H18" style:family="table-cell" style:data-style-name="N0">
      <style:table-cell-properties style:vertical-align="middle" fo:background-color="transparent" fo:padding="0in" fo:border-left="2.75pt solid #000000" fo:border-right="2.75pt solid #000000" fo:border-top="none" fo:border-bottom="2.75pt solid #000000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Standard" style:list-style-name="L1">
      <style:text-properties officeooo:paragraph-rsid="000f2426"/>
    </style:style>
    <style:style style:name="P3" style:family="paragraph" style:parent-style-name="Heading_20_2">
      <loext:graphic-properties draw:fill="none" draw:fill-color="#ffffff" draw:opacity="100%"/>
      <style:paragraph-properties fo:text-align="center" style:justify-single-word="false" fo:background-color="transparent" style:writing-mode="rl-tb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B Nazanin" style:font-size-complex="18pt" style:font-style-complex="normal" style:font-weight-complex="normal" style:text-overline-style="none" style:text-overline-color="font-color"/>
    </style:style>
    <style:style style:name="P4" style:family="paragraph" style:parent-style-name="Table_20_Contents" style:list-style-name="L1">
      <style:paragraph-properties fo:text-align="start" style:justify-single-word="false" style:writing-mode="rl-tb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B Nazanin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 style:list-style-name="L1">
      <style:paragraph-properties fo:text-align="start" style:justify-single-word="false" style:writing-mode="rl-tb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0f2426" style:font-size-asian="12pt" style:font-style-asian="normal" style:font-weight-asian="normal" style:font-name-complex="B Nazanin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 style:writing-mode="rl-tb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B Nazanin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 style:writing-mode="rl-tb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0b1808" style:font-size-asian="12pt" style:font-style-asian="normal" style:font-weight-asian="normal" style:font-name-complex="B Nazanin" style:font-size-complex="20pt" style:font-style-complex="normal" style:font-weight-complex="normal" style:text-overline-style="none" style:text-overline-color="font-color"/>
    </style:style>
    <style:style style:name="P8" style:family="paragraph" style:parent-style-name="Table_20_Contents" style:list-style-name="L2">
      <style:paragraph-properties fo:text-align="end" style:justify-single-word="false" style:writing-mode="rl-tb"/>
      <style:text-properties fo:color="#000000" style:text-outline="false" style:text-line-through-style="none" style:text-line-through-type="none" style:font-name="B Nazanin" fo:font-size="12pt" fo:font-style="normal" fo:text-shadow="none" style:text-underline-style="none" fo:font-weight="bold" style:font-size-asian="12pt" style:font-style-asian="normal" style:font-weight-asian="bold" style:font-name-complex="B Nazanin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 style:list-style-name="L1">
      <style:paragraph-properties fo:text-align="end" style:justify-single-word="false" style:writing-mode="rl-tb"/>
      <style:text-properties fo:color="#000000" style:text-outline="false" style:text-line-through-style="none" style:text-line-through-type="none" style:font-name="B Nazanin" fo:font-size="12pt" fo:font-style="normal" fo:text-shadow="none" style:text-underline-style="none" fo:font-weight="bold" officeooo:paragraph-rsid="000f2426" style:font-size-asian="12pt" style:font-style-asian="normal" style:font-weight-asian="bold" style:font-name-complex="B Nazanin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 style:writing-mode="rl-tb"/>
      <style:text-properties fo:font-variant="normal" fo:text-transform="none" fo:color="#000000" style:text-outline="false" style:text-line-through-style="none" style:text-line-through-type="none" style:font-name="Liberation Sans" fo:font-size="12pt" fo:letter-spacing="normal" fo:font-style="normal" fo:text-shadow="none" style:text-underline-style="none" fo:font-weight="normal" officeooo:rsid="000b17a3" officeooo:paragraph-rsid="000b1808" style:font-size-asian="12pt" style:font-style-asian="normal" style:font-weight-asian="normal" style:font-name-complex="B Nazanin" style:font-size-complex="2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margin-left="0in" fo:margin-right="0in" fo:text-align="center" style:justify-single-word="false" fo:orphans="2" fo:widows="2" fo:text-indent="0in" style:auto-text-indent="false" style:writing-mode="rl-tb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0dc469" officeooo:paragraph-rsid="000dc469" style:font-size-asian="12pt" style:font-style-asian="normal" style:font-weight-asian="bold" style:font-name-complex="B Nazanin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margin-left="0in" fo:margin-right="0in" fo:text-align="center" style:justify-single-word="false" fo:orphans="2" fo:widows="2" fo:text-indent="0in" style:auto-text-indent="false" style:writing-mode="rl-tb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B Nazanin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margin-left="0in" fo:margin-right="0in" fo:text-align="center" style:justify-single-word="false" fo:orphans="2" fo:widows="2" fo:text-indent="0in" style:auto-text-indent="false" style:writing-mode="rl-tb"/>
      <style:text-properties fo:font-variant="normal" fo:text-transform="none" fo:color="#000000" style:text-outline="false" style:text-line-through-style="none" style:text-line-through-type="none" style:font-name="Liberation Sans" fo:font-size="12pt" fo:letter-spacing="normal" fo:font-style="normal" fo:text-shadow="none" style:text-underline-style="none" fo:font-weight="bold" style:font-size-asian="12pt" style:font-style-asian="normal" style:font-weight-asian="bold" style:font-name-complex="B Nazanin" style:font-size-complex="12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fo:color="#000000" fo:letter-spacing="normal" officeooo:rsid="000b1808"/>
    </style:style>
    <style:style style:name="T2" style:family="text">
      <style:text-properties fo:font-variant="normal" fo:text-transform="none" fo:color="#000000" fo:letter-spacing="normal" style:font-style-complex="normal"/>
    </style:style>
    <style:style style:name="T3" style:family="text">
      <style:text-properties fo:font-variant="normal" fo:text-transform="none" fo:color="#ce181e" fo:letter-spacing="normal" style:font-style-complex="normal"/>
    </style:style>
    <style:style style:name="T4" style:family="text">
      <style:text-properties fo:font-variant="normal" fo:text-transform="none" style:use-window-font-color="true" fo:font-size="11pt" fo:letter-spacing="normal" fo:font-weight="bold" style:text-blinking="false" fo:background-color="transparent" loext:char-shading-value="0" style:font-size-asian="11pt" style:font-weight-asian="bold" style:font-name-complex="B Nazanin" style:font-size-complex="11pt" style:font-weight-complex="bold"/>
    </style:style>
    <style:style style:name="T5" style:family="text">
      <style:text-properties fo:font-variant="normal" fo:text-transform="none" style:use-window-font-color="true" fo:font-size="11pt" fo:letter-spacing="normal" fo:font-style="italic" fo:font-weight="bold" style:text-blinking="false" fo:background-color="transparent" loext:char-shading-value="0" style:font-size-asian="11pt" style:font-style-asian="italic" style:font-weight-asian="bold" style:font-name-complex="B Nazanin" style:font-size-complex="11pt" style:font-style-complex="italic" style:font-weight-complex="bold"/>
    </style:style>
    <style:style style:name="T6" style:family="text">
      <style:text-properties fo:font-variant="normal" fo:text-transform="none" style:use-window-font-color="true" fo:font-size="11pt" fo:letter-spacing="normal" fo:font-style="italic" style:text-underline-style="none" fo:font-weight="bold" style:text-blinking="false" fo:background-color="transparent" loext:char-shading-value="0" style:font-size-asian="11pt" style:font-style-asian="italic" style:font-weight-asian="bold" style:font-name-complex="B Nazanin" style:font-size-complex="11pt" style:font-style-complex="italic" style:font-weight-complex="bold"/>
    </style:style>
    <style:style style:name="T7" style:family="text">
      <style:text-properties fo:font-variant="normal" fo:text-transform="none" style:use-window-font-color="true" fo:font-size="11pt" fo:letter-spacing="normal" style:text-underline-style="none" fo:font-weight="bold" style:text-blinking="false" fo:background-color="transparent" loext:char-shading-value="0" style:font-size-asian="11pt" style:font-weight-asian="bold" style:font-name-complex="B Nazanin" style:font-size-complex="11pt" style:font-weight-complex="bold"/>
    </style:style>
    <style:style style:name="T8" style:family="text">
      <style:text-properties fo:font-variant="normal" fo:text-transform="none" fo:color="#5c2d91" style:text-line-through-style="none" style:text-line-through-type="none" fo:font-size="14pt" fo:letter-spacing="normal" style:text-underline-style="none" fo:font-weight="bold" style:text-blinking="false" fo:background-color="transparent" loext:char-shading-value="0" style:font-size-asian="14pt" style:font-weight-asian="bold" style:font-name-complex="B Nazanin" style:font-size-complex="8pt" style:font-style-complex="normal" style:font-weight-complex="bold"/>
    </style:style>
    <style:style style:name="T9" style:family="text">
      <style:text-properties fo:font-variant="normal" fo:text-transform="none" fo:color="#5c2d91" style:text-line-through-style="none" style:text-line-through-type="none" fo:font-size="14pt" fo:letter-spacing="normal" style:text-underline-style="none" style:text-blinking="false" fo:background-color="transparent" loext:char-shading-value="0" style:font-size-asian="14pt" style:font-name-complex="B Nazanin" style:font-size-complex="8pt" style:font-style-complex="normal"/>
    </style:style>
    <style:style style:name="T10" style:family="text">
      <style:text-properties fo:font-variant="normal" fo:text-transform="none" fo:color="#5c2d91" fo:font-size="14pt" fo:letter-spacing="normal" fo:font-weight="bold" style:text-blinking="false" fo:background-color="transparent" loext:char-shading-value="0" style:font-size-asian="14pt" style:font-weight-asian="bold" style:font-name-complex="B Nazanin" style:font-size-complex="8pt" style:font-weight-complex="bold"/>
    </style:style>
    <style:style style:name="T11" style:family="text">
      <style:text-properties fo:font-variant="normal" fo:text-transform="none" fo:color="#5c2d91" fo:letter-spacing="normal" fo:font-weight="bold" style:text-blinking="false" fo:background-color="transparent" loext:char-shading-value="0" style:font-weight-asian="bold" style:font-name-complex="B Nazanin" style:font-weight-complex="bold"/>
    </style:style>
    <style:style style:name="T12" style:family="text">
      <style:text-properties fo:font-variant="normal" fo:text-transform="none" fo:color="#5c2d91" fo:font-size="11pt" fo:letter-spacing="normal" fo:font-weight="bold" style:text-blinking="false" fo:background-color="transparent" loext:char-shading-value="0" style:font-size-asian="11pt" style:font-weight-asian="bold" style:font-name-complex="B Nazanin" style:font-size-complex="11pt" style:font-weight-complex="bold"/>
    </style:style>
    <style:style style:name="T13" style:family="text">
      <style:text-properties fo:font-variant="normal" fo:text-transform="none" fo:font-size="11pt" fo:letter-spacing="normal" fo:font-weight="bold" style:text-blinking="false" fo:background-color="transparent" loext:char-shading-value="0" style:font-size-asian="11pt" style:font-weight-asian="bold" style:font-name-complex="B Nazanin" style:font-size-complex="11pt" style:font-weight-complex="bold"/>
    </style:style>
    <style:style style:name="T14" style:family="text">
      <style:text-properties officeooo:rsid="000b1808"/>
    </style:style>
    <style:style style:name="T15" style:family="text">
      <style:text-properties fo:color="#ce181e"/>
    </style:style>
    <style:style style:name="T16" style:family="text">
      <style:text-properties officeooo:rsid="000b9cd5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0701in" fo:text-indent="-0.2in" fo:margin-left="0.420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0402in" fo:text-indent="-0.0807in" fo:margin-left="0.390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 table:template-name="Simple Grid Rows">
        <table:table-column table:style-name="Table1.A" table:number-columns-repeated="7"/>
        <table:table-column table:style-name="Table1.H"/>
        <table:table-row table:style-name="Table1.1">
          <table:table-cell table:style-name="Table1.A1" table:number-columns-spanned="7" office:value-type="float" office:value="0">
            <text:p text:style-name="P10">انواع<text:span text:style-name="T15"> سازوکارهای</text:span> دفاعی <text:span text:style-name="T16">روانی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rows-spanned="3" office:value-type="float" office:value="0">
            <text:p text:style-name="P7"><text:span text:style-name="T14">انواع</text:span><text:bookmark text:name="تظاهر_بیماری‌های_روانی_با_نقاشی"/><text:span text:style-name="T1"> </text:span><text:span text:style-name="T3">بیماری‌های</text:span><text:span text:style-name="T2"> روانی</text:span></text:p>
          </table:table-cell>
        </table:table-row>
        <table:table-row table:style-name="Table1.2">
          <table:table-cell table:style-name="Table1.A2" table:number-columns-spanned="7" office:value-type="float" office:value="0">
            <text:h text:style-name="P3" text:outline-level="2"><text:span text:style-name="T2">سازوکارهای سطح </text:span><text:span text:style-name="T3">دوم</text:span><text:span text:style-name="T2">، بلوغ نیافته یا ناپخته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float" office:value="0">
            <text:p text:style-name="P13">جسمانی کردن</text:p>
          </table:table-cell>
          <table:table-cell table:style-name="Table1.B3" office:value-type="float" office:value="0">
            <text:p text:style-name="P13">همانندسازی فرافکنانه</text:p>
          </table:table-cell>
          <table:table-cell table:style-name="Table1.B3" office:value-type="float" office:value="0">
            <text:p text:style-name="P11">فرافکنی</text:p>
          </table:table-cell>
          <table:table-cell table:style-name="Table1.B3" office:value-type="float" office:value="0">
            <text:p text:style-name="P13">پرخاشگری انفعالی</text:p>
          </table:table-cell>
          <table:table-cell table:style-name="Table1.B3" office:value-type="float" office:value="0">
            <text:p text:style-name="P13">آرمانی ساختن</text:p>
          </table:table-cell>
          <table:table-cell table:style-name="Table1.F3" office:value-type="string">
            <text:p text:style-name="P12">خیال پردازی</text:p>
          </table:table-cell>
          <table:table-cell table:style-name="Table1.B3" office:value-type="float" office:value="0">
            <text:p text:style-name="P13">برون ریزی یا کنش‌نمایی</text:p>
          </table:table-cell>
          <table:covered-table-cell/>
        </table:table-row>
        <table:table-row table:style-name="Table1.3">
          <table:table-cell table:style-name="Table1.A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4" office:value-type="string">
            <text:list xml:id="list923555597" text:style-name="L2">
              <text:list-item>
                <text:p text:style-name="P8">ناتوانی ذهنی</text:p>
              </text:list-item>
            </text:list>
          </table:table-cell>
        </table:table-row>
        <table:table-row table:style-name="Table1.3">
          <table:table-cell table:style-name="Table1.A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H5" office:value-type="string">
            <text:list xml:id="list201026970023604" text:continue-numbering="true" text:style-name="L2">
              <text:list-item>
                <text:p text:style-name="P8">تاخیر تکاملی کلی</text:p>
              </text:list-item>
            </text:list>
          </table:table-cell>
        </table:table-row>
        <table:table-row table:style-name="Table1.3">
          <table:table-cell table:style-name="Table1.A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6" office:value-type="string">
            <text:list xml:id="list201026360014245" text:continue-numbering="true" text:style-name="L2">
              <text:list-item>
                <text:p text:style-name="P8">اختلال ارتباطی</text:p>
              </text:list-item>
            </text:list>
          </table:table-cell>
        </table:table-row>
        <table:table-row table:style-name="Table1.3">
          <table:table-cell table:style-name="Table1.A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H7" office:value-type="string">
            <text:list xml:id="list201025198147792" text:continue-numbering="true" text:style-name="L2">
              <text:list-item>
                <text:p text:style-name="P8">اختلال طیف اوتیسم</text:p>
              </text:list-item>
            </text:list>
          </table:table-cell>
        </table:table-row>
        <table:table-row table:style-name="Table1.3">
          <table:table-cell table:style-name="Table1.A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8" office:value-type="string">
            <text:list xml:id="list201025915532577" text:continue-numbering="true" text:style-name="L2">
              <text:list-item>
                <text:p text:style-name="P8">اختلال بیش ­فعالی، کم ­توجهی (ADHD)</text:p>
              </text:list-item>
            </text:list>
          </table:table-cell>
        </table:table-row>
        <table:table-row table:style-name="Table1.3">
          <table:table-cell table:style-name="Table1.A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H9" office:value-type="string">
            <text:list xml:id="list201025160850386" text:continue-numbering="true" text:style-name="L2">
              <text:list-item>
                <text:p text:style-name="P8">اختلال دوقطبی</text:p>
              </text:list-item>
            </text:list>
          </table:table-cell>
        </table:table-row>
        <table:table-row table:style-name="Table1.3">
          <table:table-cell table:style-name="Table1.A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10" office:value-type="string">
            <text:list xml:id="list201026358587607" text:continue-numbering="true" text:style-name="L2">
              <text:list-item>
                <text:p text:style-name="P8">شیدایی</text:p>
              </text:list-item>
            </text:list>
          </table:table-cell>
        </table:table-row>
        <table:table-row table:style-name="Table1.3">
          <table:table-cell table:style-name="Table1.A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H11" office:value-type="string">
            <text:list xml:id="list201025116907844" text:continue-numbering="true" text:style-name="L2">
              <text:list-item>
                <text:p text:style-name="P8">اختلال اضطراب</text:p>
              </text:list-item>
            </text:list>
          </table:table-cell>
        </table:table-row>
        <table:table-row table:style-name="Table1.3">
          <table:table-cell table:style-name="Table1.A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12" office:value-type="string">
            <text:list xml:id="list201025233806799" text:continue-numbering="true" text:style-name="L2">
              <text:list-item>
                <text:p text:style-name="P8">اختلال اضطراب فراگیر (GAD)</text:p>
              </text:list-item>
            </text:list>
          </table:table-cell>
        </table:table-row>
        <table:table-row table:style-name="Table1.3">
          <table:table-cell table:style-name="Table1.A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H13" office:value-type="string">
            <text:list xml:id="list201026861337086" text:continue-numbering="true" text:style-name="L2">
              <text:list-item>
                <text:p text:style-name="P8">ترس از مکان­های شلوغ</text:p>
              </text:list-item>
            </text:list>
          </table:table-cell>
        </table:table-row>
        <table:table-row table:style-name="Table1.3">
          <table:table-cell table:style-name="Table1.A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14" office:value-type="string">
            <text:list xml:id="list201026202506775" text:continue-numbering="true" text:style-name="L2">
              <text:list-item>
                <text:p text:style-name="P8">اختلال اضطراب اجتماعی</text:p>
              </text:list-item>
            </text:list>
          </table:table-cell>
        </table:table-row>
        <table:table-row table:style-name="Table1.3">
          <table:table-cell table:style-name="Table1.A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H15" office:value-type="string">
            <text:list xml:id="list201025949999967" text:continue-numbering="true" text:style-name="L2">
              <text:list-item>
                <text:p text:style-name="P8">فوبیای خاص</text:p>
              </text:list-item>
            </text:list>
          </table:table-cell>
        </table:table-row>
        <table:table-row table:style-name="Table1.3">
          <table:table-cell table:style-name="Table1.A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16" office:value-type="string">
            <text:list xml:id="list201025333161282" text:continue-numbering="true" text:style-name="L2">
              <text:list-item>
                <text:p text:style-name="P8">اختلال عصبی</text:p>
              </text:list-item>
            </text:list>
          </table:table-cell>
        </table:table-row>
        <table:table-row table:style-name="Table1.3">
          <table:table-cell table:style-name="Table1.A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H3" office:value-type="float" office:value="0">
            <text:list xml:id="list201025294813669" text:continue-numbering="true" text:style-name="L2">
              <text:list-item>
                <text:p text:style-name="P8">اختلال اضطراب جدایی</text:p>
              </text:list-item>
            </text:list>
          </table:table-cell>
        </table:table-row>
        <table:table-row table:style-name="Table1.3">
          <table:table-cell table:style-name="Table1.A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18" office:value-type="float" office:value="0">
            <text:list xml:id="list201026901322578" text:continue-numbering="true" text:style-name="L2">
              <text:list-item>
                <text:p text:style-name="P8">اختلال سازگاری</text:p>
              </text:list-item>
            </text:list>
          </table:table-cell>
        </table:table-row>
        <table:table-row table:style-name="Table1.3">
          <table:table-cell table:style-name="Table1.A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H3" office:value-type="float" office:value="0">
            <text:list xml:id="list201025497594242" text:continue-numbering="true" text:style-name="L2">
              <text:list-item>
                <text:p text:style-name="P8">اختلال اضطراب پس از سانحه (PTSD)</text:p>
              </text:list-item>
            </text:list>
          </table:table-cell>
        </table:table-row>
        <table:table-row table:style-name="Table1.3">
          <table:table-cell table:style-name="Table1.A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18" office:value-type="float" office:value="0">
            <text:list xml:id="list201025444606835" text:continue-numbering="true" text:style-name="L2">
              <text:list-item>
                <text:p text:style-name="P8">اختلال دلبستگی واکنشی</text:p>
              </text:list-item>
            </text:list>
          </table:table-cell>
        </table:table-row>
        <table:table-row table:style-name="Table1.3">
          <table:table-cell table:style-name="Table1.A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H3" office:value-type="float" office:value="0">
            <text:list xml:id="list201027112459832" text:continue-numbering="true" text:style-name="L2">
              <text:list-item>
                <text:p text:style-name="P8">اختلال تجزیه­ ای</text:p>
              </text:list-item>
            </text:list>
          </table:table-cell>
        </table:table-row>
        <table:table-row table:style-name="Table1.3">
          <table:table-cell table:style-name="Table1.A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18" office:value-type="float" office:value="0">
            <text:list xml:id="list201027036045820" text:continue-numbering="true" text:style-name="L2">
              <text:list-item>
                <text:p text:style-name="P8">فراموشی تجزیه ­ای</text:p>
              </text:list-item>
            </text:list>
          </table:table-cell>
        </table:table-row>
        <table:table-row table:style-name="Table1.3">
          <table:table-cell table:style-name="Table1.A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H3" office:value-type="float" office:value="0">
            <text:list xml:id="list201025394438360" text:continue-numbering="true" text:style-name="L2">
              <text:list-item>
                <text:p text:style-name="P8">اختلال تجزیه­ هویت</text:p>
              </text:list-item>
            </text:list>
          </table:table-cell>
        </table:table-row>
        <table:table-row table:style-name="Table1.3">
          <table:table-cell table:style-name="Table1.A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18" office:value-type="float" office:value="0">
            <text:list xml:id="list201025651274201" text:continue-numbering="true" text:style-name="L2">
              <text:list-item>
                <text:p text:style-name="P8">اختلال زوال شخصیت – واقعیت</text:p>
              </text:list-item>
            </text:list>
          </table:table-cell>
        </table:table-row>
        <table:table-row table:style-name="Table1.3">
          <table:table-cell table:style-name="Table1.A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H3" office:value-type="float" office:value="0">
            <text:list xml:id="list201025940193541" text:continue-numbering="true" text:style-name="L2">
              <text:list-item>
                <text:p text:style-name="P8">اختلال علائم جسمی</text:p>
              </text:list-item>
            </text:list>
          </table:table-cell>
        </table:table-row>
        <table:table-row table:style-name="Table1.3">
          <table:table-cell table:style-name="Table1.A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18" office:value-type="float" office:value="0">
            <text:list xml:id="list201026571193805" text:continue-numbering="true" text:style-name="L2">
              <text:list-item>
                <text:p text:style-name="P8">اختلال اضطراب بیماری</text:p>
              </text:list-item>
            </text:list>
          </table:table-cell>
        </table:table-row>
        <table:table-row table:style-name="Table1.3">
          <table:table-cell table:style-name="Table1.A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H3" office:value-type="float" office:value="0">
            <text:list xml:id="list201027146350044" text:continue-numbering="true" text:style-name="L2">
              <text:list-item>
                <text:p text:style-name="P8">اختلال تبدیلی</text:p>
              </text:list-item>
            </text:list>
          </table:table-cell>
        </table:table-row>
        <table:table-row table:style-name="Table1.3">
          <table:table-cell table:style-name="Table1.A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18" office:value-type="float" office:value="0">
            <text:list xml:id="list201026964271242" text:continue-numbering="true" text:style-name="L2">
              <text:list-item>
                <text:p text:style-name="P8">اختلال ساختگی</text:p>
              </text:list-item>
            </text:list>
          </table:table-cell>
        </table:table-row>
        <table:table-row table:style-name="Table1.3">
          <table:table-cell table:style-name="Table1.A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H3" office:value-type="float" office:value="0">
            <text:list xml:id="list201026678468479" text:continue-numbering="true" text:style-name="L2">
              <text:list-item>
                <text:p text:style-name="P8">اختلال در خوردن</text:p>
              </text:list-item>
            </text:list>
          </table:table-cell>
        </table:table-row>
        <table:table-row table:style-name="Table1.3">
          <table:table-cell table:style-name="Table1.A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18" office:value-type="float" office:value="0">
            <text:list xml:id="list201026491591659" text:continue-numbering="true" text:style-name="L2">
              <text:list-item>
                <text:p text:style-name="P8">بی ­اشتهایی عصبی</text:p>
              </text:list-item>
            </text:list>
          </table:table-cell>
        </table:table-row>
        <table:table-row table:style-name="Table1.3">
          <table:table-cell table:style-name="Table1.A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H3" office:value-type="float" office:value="0">
            <text:list xml:id="list201026980529493" text:continue-numbering="true" text:style-name="L2">
              <text:list-item>
                <text:p text:style-name="P8">پرخوری عصبی</text:p>
              </text:list-item>
            </text:list>
          </table:table-cell>
        </table:table-row>
        <table:table-row table:style-name="Table1.3">
          <table:table-cell table:style-name="Table1.A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18" office:value-type="float" office:value="0">
            <text:list xml:id="list201026501984154" text:continue-numbering="true" text:style-name="L2">
              <text:list-item>
                <text:p text:style-name="P8">اختلال نشخوار</text:p>
              </text:list-item>
            </text:list>
          </table:table-cell>
        </table:table-row>
        <table:table-row table:style-name="Table1.3">
          <table:table-cell table:style-name="Table1.A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H3" office:value-type="float" office:value="0">
            <text:list xml:id="list201026925936593" text:continue-numbering="true" text:style-name="L2">
              <text:list-item>
                <text:p text:style-name="P8">پیکا</text:p>
              </text:list-item>
            </text:list>
          </table:table-cell>
        </table:table-row>
        <table:table-row table:style-name="Table1.3">
          <table:table-cell table:style-name="Table1.A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18" office:value-type="float" office:value="0">
            <text:list xml:id="list201026741772443" text:continue-numbering="true" text:style-name="L2">
              <text:list-item>
                <text:p text:style-name="P8">اختلال پرخوری</text:p>
              </text:list-item>
            </text:list>
          </table:table-cell>
        </table:table-row>
        <table:table-row table:style-name="Table1.3">
          <table:table-cell table:style-name="Table1.A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H3" office:value-type="float" office:value="0">
            <text:list xml:id="list201025368292560" text:continue-numbering="true" text:style-name="L2">
              <text:list-item>
                <text:p text:style-name="P8">اختلال خواب</text:p>
              </text:list-item>
            </text:list>
          </table:table-cell>
        </table:table-row>
        <text:soft-page-break/>
        <table:table-row table:style-name="Table1.3">
          <table:table-cell table:style-name="Table1.A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18" office:value-type="float" office:value="0">
            <text:list xml:id="list201025144804503" text:continue-numbering="true" text:style-name="L2">
              <text:list-item>
                <text:p text:style-name="P8">حمله خواب</text:p>
              </text:list-item>
            </text:list>
          </table:table-cell>
        </table:table-row>
        <table:table-row table:style-name="Table1.3">
          <table:table-cell table:style-name="Table1.A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H3" office:value-type="float" office:value="0">
            <text:list xml:id="list201025096803404" text:continue-numbering="true" text:style-name="L2">
              <text:list-item>
                <text:p text:style-name="P8">اختلال بی­خوابی</text:p>
              </text:list-item>
            </text:list>
          </table:table-cell>
        </table:table-row>
        <table:table-row table:style-name="Table1.3">
          <table:table-cell table:style-name="Table1.A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18" office:value-type="float" office:value="0">
            <text:list xml:id="list201026569701761" text:continue-numbering="true" text:style-name="L2">
              <text:list-item>
                <text:p text:style-name="P8">اختلالات خواب مربوط به تنفس</text:p>
              </text:list-item>
            </text:list>
          </table:table-cell>
        </table:table-row>
        <table:table-row table:style-name="Table1.3">
          <table:table-cell table:style-name="Table1.A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H3" office:value-type="float" office:value="0">
            <text:list xml:id="list201026230964524" text:continue-numbering="true" text:style-name="L2">
              <text:list-item>
                <text:p text:style-name="P8">خواب ­پریشی</text:p>
              </text:list-item>
            </text:list>
          </table:table-cell>
        </table:table-row>
        <table:table-row table:style-name="Table1.3">
          <table:table-cell table:style-name="Table1.A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18" office:value-type="float" office:value="0">
            <text:list xml:id="list201025602157013" text:continue-numbering="true" text:style-name="L2">
              <text:list-item>
                <text:p text:style-name="P8">سندرم پای بی ­قرار</text:p>
              </text:list-item>
            </text:list>
          </table:table-cell>
        </table:table-row>
        <table:table-row table:style-name="Table1.3">
          <table:table-cell table:style-name="Table1.A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H3" office:value-type="float" office:value="0">
            <text:list xml:id="list201025881973498" text:continue-numbering="true" text:style-name="L2">
              <text:list-item>
                <text:p text:style-name="P8">اختلال ایذایی (مخرب)</text:p>
              </text:list-item>
            </text:list>
          </table:table-cell>
        </table:table-row>
        <table:table-row table:style-name="Table1.3">
          <table:table-cell table:style-name="Table1.A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18" office:value-type="float" office:value="0">
            <text:list xml:id="list201025461355134" text:continue-numbering="true" text:style-name="L2">
              <text:list-item>
                <text:p text:style-name="P8">جنون دزدی</text:p>
              </text:list-item>
            </text:list>
          </table:table-cell>
        </table:table-row>
        <table:table-row table:style-name="Table1.3">
          <table:table-cell table:style-name="Table1.A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H3" office:value-type="float" office:value="0">
            <text:list xml:id="list201026181658264" text:continue-numbering="true" text:style-name="L2">
              <text:list-item>
                <text:p text:style-name="P8">جنون آتش افروزی</text:p>
              </text:list-item>
            </text:list>
          </table:table-cell>
        </table:table-row>
        <table:table-row table:style-name="Table1.3">
          <table:table-cell table:style-name="Table1.A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18" office:value-type="float" office:value="0">
            <text:list xml:id="list201025777604319" text:continue-numbering="true" text:style-name="L2">
              <text:list-item>
                <text:p text:style-name="P8">اختلال انفجاری متناوب</text:p>
              </text:list-item>
            </text:list>
          </table:table-cell>
        </table:table-row>
        <table:table-row table:style-name="Table1.3">
          <table:table-cell table:style-name="Table1.A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H3" office:value-type="float" office:value="0">
            <text:list xml:id="list201026189972703" text:continue-numbering="true" text:style-name="L2">
              <text:list-item>
                <text:p text:style-name="P8">اختلال رفتاری</text:p>
              </text:list-item>
            </text:list>
          </table:table-cell>
        </table:table-row>
        <table:table-row table:style-name="Table1.3">
          <table:table-cell table:style-name="Table1.A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18" office:value-type="float" office:value="0">
            <text:list xml:id="list201026231698727" text:continue-numbering="true" text:style-name="L2">
              <text:list-item>
                <text:p text:style-name="P8">اختلال نافرمانی مقابله ­جویانه</text:p>
              </text:list-item>
            </text:list>
          </table:table-cell>
        </table:table-row>
        <table:table-row table:style-name="Table1.3">
          <table:table-cell table:style-name="Table1.A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H3" office:value-type="float" office:value="0">
            <text:list xml:id="list201025863859799" text:continue-numbering="true" text:style-name="L2">
              <text:list-item>
                <text:p text:style-name="P8">اختلالات مربوط به مواد</text:p>
              </text:list-item>
            </text:list>
          </table:table-cell>
        </table:table-row>
        <table:table-row table:style-name="Table1.3">
          <table:table-cell table:style-name="Table1.A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18" office:value-type="float" office:value="0">
            <text:list xml:id="list201025825161739" text:continue-numbering="true" text:style-name="L2">
              <text:list-item>
                <text:p text:style-name="P8">اختلال قمار</text:p>
              </text:list-item>
            </text:list>
          </table:table-cell>
        </table:table-row>
        <table:table-row table:style-name="Table1.3">
          <table:table-cell table:style-name="Table1.A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H3" office:value-type="float" office:value="0">
            <text:list xml:id="list201026922903356" text:continue-numbering="true" text:style-name="L2">
              <text:list-item>
                <text:p text:style-name="P8">اختلالات عصبی شناختی</text:p>
              </text:list-item>
            </text:list>
          </table:table-cell>
        </table:table-row>
        <table:table-row table:style-name="Table1.3">
          <table:table-cell table:style-name="Table1.A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18" office:value-type="float" office:value="0">
            <text:list xml:id="list201027157445058" text:continue-numbering="true" text:style-name="L2">
              <text:list-item>
                <text:p text:style-name="P8">دلیریوم</text:p>
              </text:list-item>
            </text:list>
          </table:table-cell>
        </table:table-row>
        <table:table-row table:style-name="Table1.3">
          <table:table-cell table:style-name="Table1.A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H3" office:value-type="float" office:value="0">
            <text:list xml:id="list201025621756739" text:continue-numbering="true" text:style-name="L2">
              <text:list-item>
                <text:p text:style-name="P8">شیزوفرنی</text:p>
              </text:list-item>
            </text:list>
          </table:table-cell>
        </table:table-row>
        <table:table-row table:style-name="Table1.3">
          <table:table-cell table:style-name="Table1.A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18" office:value-type="float" office:value="0">
            <text:list xml:id="list201026599456398" text:continue-numbering="true" text:style-name="L2">
              <text:list-item>
                <text:p text:style-name="P8">اختلال فکری عملی</text:p>
              </text:list-item>
            </text:list>
          </table:table-cell>
        </table:table-row>
        <table:table-row table:style-name="Table1.3">
          <table:table-cell table:style-name="Table1.A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H3" office:value-type="float" office:value="0">
            <text:list xml:id="list201027144257448" text:continue-numbering="true" text:style-name="L2">
              <text:list-item>
                <text:p text:style-name="P8">اختلال وسواس فکری-عملی (OCD)</text:p>
              </text:list-item>
            </text:list>
          </table:table-cell>
        </table:table-row>
        <table:table-row table:style-name="Table1.3">
          <table:table-cell table:style-name="Table1.A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18" office:value-type="float" office:value="0">
            <text:list xml:id="list201026378524471" text:continue-numbering="true" text:style-name="L2">
              <text:list-item>
                <text:p text:style-name="P8">اختلال بدشکلی بدن</text:p>
              </text:list-item>
            </text:list>
          </table:table-cell>
        </table:table-row>
        <table:table-row table:style-name="Table1.3">
          <table:table-cell table:style-name="Table1.A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H3" office:value-type="float" office:value="0">
            <text:list xml:id="list201025919754996" text:continue-numbering="true" text:style-name="L2">
              <text:list-item>
                <text:p text:style-name="P8">اختلال احتکار (ذخیره کردن)</text:p>
              </text:list-item>
            </text:list>
          </table:table-cell>
        </table:table-row>
        <table:table-row table:style-name="Table1.3">
          <table:table-cell table:style-name="Table1.A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18" office:value-type="float" office:value="0">
            <text:list xml:id="list201025652785683" text:continue-numbering="true" text:style-name="L2">
              <text:list-item>
                <text:p text:style-name="P8">اختلال کندن مو</text:p>
              </text:list-item>
            </text:list>
          </table:table-cell>
        </table:table-row>
        <table:table-row table:style-name="Table1.3">
          <table:table-cell table:style-name="Table1.A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H3" office:value-type="float" office:value="0">
            <text:list xml:id="list201025958989686" text:continue-numbering="true" text:style-name="L2">
              <text:list-item>
                <text:p text:style-name="P8">اختلال کندن پوست</text:p>
              </text:list-item>
            </text:list>
          </table:table-cell>
        </table:table-row>
        <table:table-row table:style-name="Table1.3">
          <table:table-cell table:style-name="Table1.A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18" office:value-type="float" office:value="0">
            <text:list xml:id="list201026974939297" text:continue-numbering="true" text:style-name="L2">
              <text:list-item>
                <text:p text:style-name="P8">اختلال وسواس و اختلالات مرتبط با آن ناشی از مواد/دارو</text:p>
              </text:list-item>
            </text:list>
          </table:table-cell>
        </table:table-row>
        <table:table-row table:style-name="Table1.3">
          <table:table-cell table:style-name="Table1.A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H3" office:value-type="float" office:value="0">
            <text:list xml:id="list201026014055560" text:continue-numbering="true" text:style-name="L2">
              <text:list-item>
                <text:p text:style-name="P8">اختلال وسواس و اختلالات مرتبط با آن ناشی از بیماری­های جسمی دیگر</text:p>
              </text:list-item>
            </text:list>
          </table:table-cell>
        </table:table-row>
        <table:table-row table:style-name="Table1.3">
          <table:table-cell table:style-name="Table1.A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18" office:value-type="float" office:value="0">
            <text:list xml:id="list201026196360730" text:continue-numbering="true" text:style-name="L2">
              <text:list-item>
                <text:p text:style-name="P8">اختلال وسواس فکری عملی</text:p>
              </text:list-item>
            </text:list>
          </table:table-cell>
        </table:table-row>
        <table:table-row table:style-name="Table1.3">
          <table:table-cell table:style-name="Table1.A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H3" office:value-type="float" office:value="0">
            <text:list xml:id="list201025666134338" text:continue-numbering="true" text:style-name="L2">
              <text:list-item>
                <text:p text:style-name="P8">اختلالات شخصیت</text:p>
              </text:list-item>
            </text:list>
          </table:table-cell>
        </table:table-row>
        <table:table-row table:style-name="Table1.3">
          <table:table-cell table:style-name="Table1.A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18" office:value-type="float" office:value="0">
            <text:list xml:id="list201026198695836" text:continue-numbering="true" text:style-name="L2">
              <text:list-item>
                <text:p text:style-name="P8">اختلال شخصیت ضد اجتماعی</text:p>
              </text:list-item>
            </text:list>
          </table:table-cell>
        </table:table-row>
        <table:table-row table:style-name="Table1.3">
          <table:table-cell table:style-name="Table1.A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H3" office:value-type="float" office:value="0">
            <text:list xml:id="list201026777339595" text:continue-numbering="true" text:style-name="L2">
              <text:list-item>
                <text:p text:style-name="P8">اختلال شخصیت اجتنابی</text:p>
              </text:list-item>
            </text:list>
          </table:table-cell>
        </table:table-row>
        <table:table-row table:style-name="Table1.3">
          <table:table-cell table:style-name="Table1.A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18" office:value-type="float" office:value="0">
            <text:list xml:id="list201025131190374" text:continue-numbering="true" text:style-name="L2">
              <text:list-item>
                <text:p text:style-name="P8">اختلال شخصیت مرزی</text:p>
              </text:list-item>
            </text:list>
          </table:table-cell>
        </table:table-row>
        <table:table-row table:style-name="Table1.3">
          <table:table-cell table:style-name="Table1.A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H3" office:value-type="float" office:value="0">
            <text:list xml:id="list201026824608661" text:continue-numbering="true" text:style-name="L2">
              <text:list-item>
                <text:p text:style-name="P8">اختلال شخصیت وابسته</text:p>
              </text:list-item>
            </text:list>
          </table:table-cell>
        </table:table-row>
        <table:table-row table:style-name="Table1.3">
          <table:table-cell table:style-name="Table1.A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18" office:value-type="float" office:value="0">
            <text:list xml:id="list201026463263079" text:continue-numbering="true" text:style-name="L2">
              <text:list-item>
                <text:p text:style-name="P8">اختلال شخصیت نمایشی</text:p>
              </text:list-item>
            </text:list>
          </table:table-cell>
        </table:table-row>
        <table:table-row table:style-name="Table1.3">
          <table:table-cell table:style-name="Table1.A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H3" office:value-type="float" office:value="0">
            <text:list xml:id="list201026135588789" text:continue-numbering="true" text:style-name="L2">
              <text:list-item>
                <text:p text:style-name="P8">اختلال شخصیت خودشیفته</text:p>
              </text:list-item>
            </text:list>
          </table:table-cell>
        </table:table-row>
        <table:table-row table:style-name="Table1.3">
          <table:table-cell table:style-name="Table1.A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18" office:value-type="float" office:value="0">
            <text:list xml:id="list201025288162792" text:continue-numbering="true" text:style-name="L2">
              <text:list-item>
                <text:p text:style-name="P8">اختلال شخصیت وسواسی</text:p>
              </text:list-item>
            </text:list>
          </table:table-cell>
        </table:table-row>
        <table:table-row table:style-name="Table1.3">
          <table:table-cell table:style-name="Table1.A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H3" office:value-type="float" office:value="0">
            <text:list xml:id="list201025392692178" text:continue-numbering="true" text:style-name="L2">
              <text:list-item>
                <text:p text:style-name="P8">اختلال شخصیت پارانوید</text:p>
              </text:list-item>
            </text:list>
          </table:table-cell>
        </table:table-row>
        <table:table-row table:style-name="Table1.3">
          <table:table-cell table:style-name="Table1.A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2">
            <text:p text:style-name="P6"/>
          </table:table-cell>
          <table:table-cell table:style-name="Table1.H18" office:value-type="float" office:value="0">
            <text:list xml:id="list201027214640904" text:continue-numbering="true" text:style-name="L2">
              <text:list-item>
                <text:p text:style-name="P8">اختلال شخصیت اسکیزوئید</text:p>
              </text:list-item>
            </text:list>
          </table:table-cell>
        </table:table-row>
        <text:soft-page-break/>
        <table:table-row table:style-name="Table1.3">
          <table:table-cell table:style-name="Table1.A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B3">
            <text:p text:style-name="P6"/>
          </table:table-cell>
          <table:table-cell table:style-name="Table1.H3" office:value-type="float" office:value="0">
            <text:list xml:id="list201025481714698" text:continue-numbering="true" text:style-name="L2">
              <text:list-item>
                <text:p text:style-name="P8">اختلال شخصیت اسکیزوتایپی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.Arabic UI Text" svg:font-family="'.Arabic UI Text', Tahoma, 'Iranian Sans', 'Noto Sans Arabic', 'DejaVu Sans', sans-serif"/>
    <style:font-face style:name="B Nazanin" svg:font-family="'B Nazani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Simple_20_Grid_20_Rows.1" style:display-name="Simple Grid Rows.1" style:family="table-cell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Simple_20_Grid_20_Rows.2" style:display-name="Simple Grid Rows.2" style:family="table-cell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Rows.3" style:display-name="Simple Grid Rows.3" style:family="table-cell">
      <style:table-cell-properties fo:border-left="0.74pt solid #666666" fo:border-right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Simple_20_Grid_20_Rows.4" style:display-name="Simple Grid Rows.4" style:family="table-cell">
      <style:table-cell-properties fo:border-left="0.74pt solid #666666"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Rows.5" style:display-name="Simple Grid Rows.5" style:family="table-cell">
      <style:table-cell-properties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Rows.6" style:display-name="Simple Grid Rows.6" style:family="table-cell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Simple_20_Grid_20_Rows.7" style:display-name="Simple Grid Rows.7" style:family="table-cell">
      <style:table-cell-properties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Rows.8" style:display-name="Simple Grid Rows.8" style:family="table-cell">
      <style:table-cell-properties fo:background-color="#eeeeee"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Rows.9" style:display-name="Simple Grid Rows.9" style:family="table-cell">
      <style:table-cell-properties fo:background-color="#eeeeee"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Rows.10" style:display-name="Simple Grid Rows.10" style:family="table-cell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Rows.11" style:display-name="Simple Grid Rows.11" style:family="table-cell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Simple_20_Grid_20_Rows.12" style:display-name="Simple Grid Rows.12" style:family="table-cell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Simple_20_Grid_20_Rows.13" style:display-name="Simple Grid Rows.13" style:family="table-cell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Simple_20_Grid_20_Rows.14" style:display-name="Simple Grid Rows.14" style:family="table-cell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Rows.15" style:display-name="Simple Grid Rows.15" style:family="table-cell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Simple_20_Grid_20_Rows.16" style:display-name="Simple Grid Rows.16" style:family="table-cell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28T18:53:12.458864048</meta:creation-date>
    <dc:date>2021-08-28T20:10:24.929051446</dc:date>
    <meta:editing-duration>PT25M52S</meta:editing-duration>
    <meta:editing-cycles>6</meta:editing-cycles>
    <meta:generator>LibreOffice/6.0.7.3$Linux_X86_64 LibreOffice_project/00m0$Build-3</meta:generator>
    <meta:document-statistic meta:table-count="1" meta:image-count="0" meta:object-count="0" meta:page-count="3" meta:paragraph-count="78" meta:word-count="316" meta:character-count="1637" meta:non-whitespace-character-count="1475"/>
  </office:meta>
</office:document-meta>
</file>